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92in" table:align="center"/>
    </style:style>
    <style:style style:name="Table1.A" style:family="table-column">
      <style:table-column-properties style:column-width="3.466in"/>
    </style:style>
    <style:style style:name="Table1.B" style:family="table-column">
      <style:table-column-properties style:column-width="3.4632in"/>
    </style:style>
    <style:style style:name="Table1.A1" style:family="table-cell">
      <style:table-cell-properties style:writing-mode="page"/>
    </style:style>
    <style:style style:name="Table1.2" style:family="table-row">
      <style:table-row-properties style:min-row-height="0.1208in"/>
    </style:style>
    <style:style style:name="P1" style:family="paragraph" style:parent-style-name="Standard">
      <style:paragraph-properties fo:margin-left="0in" fo:margin-right="0in" fo:text-indent="0in" style:auto-text-indent="false"/>
      <style:text-properties officeooo:rsid="000a0a93" officeooo:paragraph-rsid="000a0a93"/>
    </style:style>
    <style:style style:name="P2" style:family="paragraph" style:parent-style-name="Standard">
      <style:paragraph-properties fo:margin-left="0.4925in" fo:margin-right="0in" fo:text-indent="0in" style:auto-text-indent="false"/>
      <style:text-properties officeooo:rsid="000a0a93" officeooo:paragraph-rsid="000a0a93"/>
    </style:style>
    <style:style style:name="P3" style:family="paragraph" style:parent-style-name="Standard">
      <style:paragraph-properties fo:margin-left="0.9846in" fo:margin-right="0in" fo:text-indent="0in" style:auto-text-indent="false"/>
      <style:text-properties officeooo:rsid="000c40b1" officeooo:paragraph-rsid="000c40b1"/>
    </style:style>
    <style:style style:name="P4" style:family="paragraph" style:parent-style-name="Table_20_Contents">
      <style:paragraph-properties fo:text-align="center" style:justify-single-word="false"/>
      <style:text-properties officeooo:rsid="000fb1b1" officeooo:paragraph-rsid="000fb1b1"/>
    </style:style>
    <style:style style:name="P5" style:family="paragraph" style:parent-style-name="Standard">
      <style:paragraph-properties fo:margin-left="0in" fo:margin-right="0in" fo:text-indent="0in" style:auto-text-indent="false"/>
      <style:text-properties fo:font-style="normal" officeooo:rsid="000a0a93" officeooo:paragraph-rsid="000a0a93" style:font-style-asian="normal" style:font-style-complex="normal"/>
    </style:style>
    <style:style style:name="P6" style:family="paragraph" style:parent-style-name="Standard">
      <style:paragraph-properties fo:margin-left="0.4925in" fo:margin-right="0in" fo:text-indent="0in" style:auto-text-indent="false"/>
      <style:text-properties fo:font-style="normal" officeooo:rsid="000baa6c" officeooo:paragraph-rsid="000a0a93" style:font-style-asian="normal" style:font-style-complex="normal"/>
    </style:style>
    <style:style style:name="P7" style:family="paragraph" style:parent-style-name="Standard">
      <style:paragraph-properties fo:margin-left="0in" fo:margin-right="0in" fo:text-indent="0in" style:auto-text-indent="false"/>
      <style:text-properties fo:font-style="normal" officeooo:rsid="000c40b1" officeooo:paragraph-rsid="000c40b1" style:font-style-asian="normal" style:font-style-complex="normal"/>
    </style:style>
    <style:style style:name="P8" style:family="paragraph" style:parent-style-name="Standard">
      <style:paragraph-properties fo:margin-left="0.4925in" fo:margin-right="0in" fo:text-indent="0in" style:auto-text-indent="false"/>
      <style:text-properties fo:font-style="normal" officeooo:rsid="000c40b1" officeooo:paragraph-rsid="000c40b1" style:font-style-asian="normal" style:font-style-complex="normal"/>
    </style:style>
    <style:style style:name="P9" style:family="paragraph" style:parent-style-name="Standard" style:list-style-name="L1">
      <style:text-properties fo:font-style="normal" officeooo:rsid="000fb1b1" officeooo:paragraph-rsid="000fb1b1" style:font-style-asian="normal" style:font-style-complex="normal"/>
    </style:style>
    <style:style style:name="P10" style:family="paragraph" style:parent-style-name="Standard" style:list-style-name="L1">
      <style:text-properties fo:font-style="normal" officeooo:rsid="00113369" officeooo:paragraph-rsid="00113369" style:font-style-asian="normal" style:font-style-complex="normal"/>
    </style:style>
    <style:style style:name="P11" style:family="paragraph" style:parent-style-name="Standard" style:list-style-name="L1">
      <style:text-properties officeooo:paragraph-rsid="000a0a93"/>
    </style:style>
    <style:style style:name="P12" style:family="paragraph" style:parent-style-name="Standard" style:list-style-name="L1">
      <style:text-properties officeooo:paragraph-rsid="000fb1b1"/>
    </style:style>
    <style:style style:name="P13" style:family="paragraph" style:parent-style-name="Standard" style:list-style-name="L1">
      <style:text-properties officeooo:paragraph-rsid="000c40b1"/>
    </style:style>
    <style:style style:name="P14" style:family="paragraph" style:parent-style-name="Standard">
      <style:text-properties officeooo:paragraph-rsid="000fb1b1"/>
    </style:style>
    <style:style style:name="P15" style:family="paragraph" style:parent-style-name="Standard">
      <style:paragraph-properties fo:margin-left="0.9846in" fo:margin-right="0in" fo:text-indent="0in" style:auto-text-indent="false"/>
      <style:text-properties officeooo:paragraph-rsid="000fb1b1"/>
    </style:style>
    <style:style style:name="T1" style:family="text">
      <style:text-properties fo:font-style="normal" officeooo:rsid="000baa6c" style:font-style-asian="normal" style:font-style-complex="normal"/>
    </style:style>
    <style:style style:name="T2" style:family="text">
      <style:text-properties fo:font-style="normal" officeooo:rsid="000a0a93" style:font-style-asian="normal" style:font-style-complex="normal"/>
    </style:style>
    <style:style style:name="T3" style:family="text">
      <style:text-properties fo:font-style="normal" officeooo:rsid="000c40b1" style:font-style-asian="normal" style:font-style-complex="normal"/>
    </style:style>
    <style:style style:name="T4" style:family="text">
      <style:text-properties officeooo:rsid="000a0a93"/>
    </style:style>
    <style:style style:name="T5" style:family="text">
      <style:text-properties officeooo:rsid="00112c5b"/>
    </style:style>
    <style:style style:name="T6" style:family="text">
      <style:text-properties officeooo:rsid="001269d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39730484" text:style-name="L1">
        <text:list-item>
          <text:p text:style-name="P11"><text:span text:style-name="T4">Install Comps and Burden Resistors</text:span></text:p>
        </text:list-item>
        <text:list-item>
          <text:p text:style-name="P11"><text:span text:style-name="T4">Install SD Card containing NET.CNF and boot.bin</text:span></text:p>
        </text:list-item>
      </text:list>
      <text:p text:style-name="P14"><text:span text:style-name="T4"><text:tab/>boot.bin is an older firmware revision, before per-channel polarity was implemented:</text:span></text:p>
      <text:p text:style-name="P15"><text:a xlink:type="simple" xlink:href="https://github.com/jamead/zpsc-fw/blob/88e941eb0aa405683c866b5cf4078a65b37348e8/builds/BOOT.bin.githash-0x405262F" text:style-name="Internet_20_link" text:visited-style-name="Visited_20_Internet_20_Link"><text:span text:style-name="T4">https://github.com/jamead/zpsc-fw/blob/88e941eb0aa405683c866b5cf4078a65b37348e8/builds/BOOT.bin.githash-0x405262F</text:span></text:a></text:p>
      <text:list xml:id="list120503800395592" text:continue-numbering="true" text:style-name="L1">
        <text:list-item>
          <text:p text:style-name="P12"><text:span text:style-name="T4">Change IP Address in NET.CNF, if needed.</text:span></text:p>
        </text:list-item>
      </text:list>
      <text:p text:style-name="P1"><text:tab/>4-Channel PSCs should be 10.69.26.30-33 (lab{1} to lab{3})</text:p>
      <text:p text:style-name="P1"><text:tab/>2-Channel PSCs should be 10.69.26.34-35 (lab{4}, lab{5})</text:p>
      <text:p text:style-name="P1"><text:tab/></text:p>
      <text:p text:style-name="P2">Using the wrong IP may cause some issues with CSS panels, as the 2-channel units and 4-channel unit have some PVs that behave differently. </text:p>
      <text:p text:style-name="P2"/>
      <text:list xml:id="list120504917741570" text:continue-numbering="true" text:style-name="L1">
        <text:list-item>
          <text:p text:style-name="P11"><text:span text:style-name="T4">Connect cables, AC Power, EVR Fiber, DCCT cable (Beige), and Power Converter (Black) cables to the rear of the chassis. Connect Micro-USB Cable to the front panel. Power up, and wait for D8 LED to flash rapidly.</text:span></text:p>
        </text:list-item>
      </text:list>
      <text:p text:style-name="P1"/>
      <text:p text:style-name="P3">Viewed from the back, the order for the black cables are:</text:p>
      <table:table table:name="Table1" table:style-name="Table1">
        <table:table-column table:style-name="Table1.A"/>
        <table:table-column table:style-name="Table1.B"/>
        <table:table-row>
          <table:table-cell table:style-name="Table1.A1" office:value-type="string">
            <text:p text:style-name="P4">4</text:p>
          </table:table-cell>
          <table:table-cell table:style-name="Table1.A1" office:value-type="string">
            <text:p text:style-name="P4">2</text:p>
          </table:table-cell>
        </table:table-row>
        <table:table-row table:style-name="Table1.2">
          <table:table-cell table:style-name="Table1.A1" office:value-type="string">
            <text:p text:style-name="P4">3</text:p>
          </table:table-cell>
          <table:table-cell table:style-name="Table1.A1" office:value-type="string">
            <text:p text:style-name="P4">1</text:p>
          </table:table-cell>
        </table:table-row>
      </table:table>
      <text:p text:style-name="P3"/>
      <text:p text:style-name="P1"/>
      <text:list xml:id="list120503513335976" text:continue-numbering="true" text:style-name="L1">
        <text:list-item>
          <text:p text:style-name="P11"><text:span text:style-name="T4">In a terminal, enter minicom for the PSC, e.g., “minicom -D </text:span><text:span text:style-name="T2">/dev/ttyUSB2” – case sensitive!</text:span></text:p>
        </text:list-item>
      </text:list>
      <text:p text:style-name="P5"/>
      <text:list xml:id="list120504175337551" text:continue-numbering="true" text:style-name="L1">
        <text:list-item>
          <text:p text:style-name="P11"><text:span text:style-name="T2">Configure EEPROM for the unit (Settings B, C, D, and E). Then use Option A to verify. This allows you to set 2- or 4-channel, high- or medium-stability, fast or slow bandwidth, and bipolar/unipolar type.</text:span></text:p>
        </text:list-item>
      </text:list>
      <text:p text:style-name="P5"/>
      <text:list xml:id="list120503017681221" text:continue-numbering="true" text:style-name="L1">
        <text:list-item>
          <text:p text:style-name="P11"><text:span text:style-name="T2">Once the EEPROM is configured, open a new terminal, </text:span><text:span text:style-name="T1">and go to the test directory:</text:span></text:p>
        </text:list-item>
      </text:list>
      <text:p text:style-name="P6">“cd ~/NSLS-II_PSCs/NEXT-II/NSLS2_zPSC_Calibration_and_Test”</text:p>
      <text:list xml:id="list120503177742228" text:continue-numbering="true" text:style-name="L1">
        <text:list-item>
          <text:p text:style-name="P9">Run the python script “<text:span text:style-name="T5">python3 launcher</text:span>.py”, and select t<text:span text:style-name="T5">he menu option ‘1’ for Initialize QSPI, and follow the prompts</text:span>.</text:p>
        </text:list-item>
        <text:list-item>
          <text:p text:style-name="P9">Open CSS (run-phoebus from a terminal), and launch the ‘DCCT Viewer’ for the unit under test</text:p>
        </text:list-item>
        <text:list-item>
          <text:p text:style-name="P9">Set all park/reset off, clear all faults, set fault mask to 0x0 for all four channels. Select ‘ALL ENB ON”.</text:p>
        </text:list-item>
        <text:list-item>
          <text:p text:style-name="P9">Check the waveforms! With DAC Loopback currents all set to zero, check DCCT 1 and DCCT2 are all around zero. If all 8 DCCT readbacks are pegged at the limits immediately on enabling all channels (polarity doesn’t matter, and may not be consistent when turning channels on and off!), the DCCT cables in the chassis are likely reversed! Swap the two connectors near the burden resistor, and observe if all eight DCCTs suddenly return to near-zero readbacks. </text:p>
        </text:list-item>
        <text:list-item>
          <text:p text:style-name="P9">Preliminary test to save time can now be performed – set some DAC loopback current on each of the four channels – say, 1 amp. Check DCCTs all respond, and approach approximately 1 Amp. As the unit isn’t calibrated, there can be some error, we’re just looking for a reasonable response, before we spend time calibrating and testing. </text:p>
        </text:list-item>
      </text:list>
      <text:p text:style-name="P6"/>
      <text:list xml:id="list120504903095760" text:continue-numbering="true" text:style-name="L1">
        <text:list-item>
          <text:p text:style-name="P13"><text:span text:style-name="T3">Execute the launcher script: “python3 launcher.py”</text:span></text:p>
        </text:list-item>
      </text:list>
      <text:p text:style-name="P7"/>
      <text:p text:style-name="P8">Follow the on-screen prompts for calibration only, test only, or both calibration and test. </text:p>
      <text:p text:style-name="P8"/>
      <text:p text:style-name="P8"><text:soft-page-break/>Ensure the PSC to be calibrated is warmed up – at least 15-20 minutes powered on, prior to testing, to allow for electronics to reach stable temperature. </text:p>
      <text:list xml:id="list120502986343671" text:continue-numbering="true" text:style-name="L1">
        <text:list-item>
          <text:p text:style-name="P10">Submit Calibration reports to David Bergman, and test reports to Tom Chiesa, when a batch is completed, <text:span text:style-name="T6">for pass/fail determination</text:span>.</text:p>
        </text:list-item>
      </text:list>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30T18:50:43.161900118</meta:creation-date>
    <dc:date>2026-04-02T12:05:02.757755274</dc:date>
    <meta:editing-duration>PT24M51S</meta:editing-duration>
    <meta:editing-cycles>5</meta:editing-cycles>
    <meta:generator>LibreOffice/7.3.7.2$Linux_X86_64 LibreOffice_project/30$Build-2</meta:generator>
    <meta:document-statistic meta:table-count="1" meta:image-count="0" meta:object-count="0" meta:page-count="2" meta:paragraph-count="28" meta:word-count="456" meta:character-count="2849" meta:non-whitespace-character-count="2421"/>
  </office:meta>
</office:document-meta>
</file>